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6.29cm"/>
    </style:style>
    <style:style style:name="gr2" style:family="graphic" style:parent-style-name="standard">
      <style:graphic-properties draw:textarea-horizontal-align="justify" draw:textarea-vertical-align="middle" draw:auto-grow-height="false" fo:min-height="1.324cm" fo:min-width="6.3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24cm" fo:min-width="5.86cm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9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9.6cm" svg:height="3.9cm" svg:x="6.4cm" svg:y="2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0.9cm" svg:height="2.5cm" svg:x="5.3cm" svg:y="8.3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1.2cm" svg:y1="6.2cm" svg:x2="12.113cm" svg:y2="8.3cm" draw:start-shape="id1" draw:start-glue-point="8" draw:end-shape="id2" draw:end-glue-point="4" svg:d="M11200 6200l913 2100" svg:viewBox="0 0 914 2101">
          <text:p/>
        </draw:connector>
        <draw:custom-shape draw:style-name="gr4" draw:text-style-name="P1" xml:id="id3" draw:id="id3" draw:layer="layout" svg:width="10.1cm" svg:height="2.5cm" svg:x="5.6cm" svg:y="11.7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0.75cm" svg:y1="10.8cm" svg:x2="11.913cm" svg:y2="11.7cm" draw:start-shape="id2" draw:start-glue-point="8" draw:end-shape="id3" draw:end-glue-point="4" svg:d="M10750 10800l1163 900" svg:viewBox="0 0 1164 901">
          <text:p/>
        </draw:connector>
        <draw:custom-shape draw:style-name="gr5" draw:text-style-name="P1" xml:id="id4" draw:id="id4" draw:layer="layout" svg:width="10cm" svg:height="2.8cm" svg:x="6.2cm" svg:y="15.4cm">
          <text:p text:style-name="P1">Suma = a + b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65cm" svg:y1="14.2cm" svg:x2="11.2cm" svg:y2="15.4cm" draw:start-shape="id3" draw:start-glue-point="8" draw:end-shape="id4" svg:d="M10650 14200l550 1200" svg:viewBox="0 0 551 1201">
          <text:p/>
        </draw:connector>
        <draw:custom-shape draw:style-name="gr4" draw:text-style-name="P1" xml:id="id5" draw:id="id5" draw:layer="layout" svg:width="10.1cm" svg:height="2.5cm" svg:x="6cm" svg:y="20.2cm">
          <text:p text:style-name="P1">Drukuj a +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1.2cm" svg:y1="18.2cm" svg:x2="12.313cm" svg:y2="20.2cm" draw:start-shape="id4" draw:start-glue-point="2" draw:end-shape="id5" draw:end-glue-point="4" svg:d="M11200 18200l1113 2000" svg:viewBox="0 0 1114 2001">
          <text:p/>
        </draw:connector>
        <draw:custom-shape draw:style-name="gr1" draw:text-style-name="P1" xml:id="id6" draw:id="id6" draw:layer="layout" svg:width="9.6cm" svg:height="3.9cm" svg:x="6.6cm" svg:y="23.8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05cm" svg:y1="22.7cm" svg:x2="11.4cm" svg:y2="23.8cm" draw:start-shape="id5" draw:start-glue-point="8" draw:end-shape="id6" draw:end-glue-point="4" svg:d="M11050 22700l350 1100" svg:viewBox="0 0 35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8.602039246</meta:creation-date>
    <dc:date>2019-11-06T07:53:39.889370657</dc:date>
    <meta:editing-duration>PT7M41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